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Calibri, 'Myriad Pro', Ubuntu, Tahoma, Helvetica,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orphans="2" fo:widows="2" fo:text-indent="0cm" style:auto-text-indent="false"/>
    </style:style>
    <style:style style:name="P2" style:family="paragraph" style:parent-style-name="Standard">
      <style:paragraph-properties fo:margin-top="0cm" fo:margin-bottom="0.353cm" loext:contextual-spacing="false" fo:line-height="115%"/>
    </style:style>
    <style:style style:name="P3" style:family="paragraph" style:parent-style-name="Standard">
      <style:paragraph-properties fo:margin-top="0cm" fo:margin-bottom="0.353cm" loext:contextual-spacing="false" fo:line-height="115%"/>
      <style:text-properties style:font-name="Calibri" fo:font-size="11pt" fo:language="pt" fo:country="BR" fo:font-style="normal" fo:font-weight="normal" style:font-size-asian="11pt" style:font-style-asian="normal" style:font-weight-asian="normal"/>
    </style:style>
    <style:style style:name="P4" style:family="paragraph" style:parent-style-name="Standard">
      <style:paragraph-properties fo:margin-top="0cm" fo:margin-bottom="0.353cm" loext:contextual-spacing="false" fo:line-height="115%"/>
      <style:text-properties style:font-name="Calibri" fo:font-size="11pt" fo:language="pt" fo:country="BR" fo:font-style="normal" fo:font-weight="bold" style:font-size-asian="11pt" style:font-style-asian="normal" style:font-weight-asian="bold"/>
    </style:style>
    <style:style style:name="P5"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style:font-size-asian="11pt" style:font-style-asian="normal" style:font-weight-asian="normal"/>
    </style:style>
    <style:style style:name="P6"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officeooo:rsid="0001c751" officeooo:paragraph-rsid="0001c751" style:font-size-asian="11pt" style:font-style-asian="normal" style:font-weight-asian="normal"/>
    </style:style>
    <style:style style:name="P7"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bold" style:font-size-asian="11pt" style:font-style-asian="normal" style:font-weight-asian="bold"/>
    </style:style>
    <style:style style:name="P8" style:family="paragraph" style:parent-style-name="Heading_20_3">
      <style:paragraph-properties fo:margin-top="0cm" fo:margin-bottom="0.353cm" loext:contextual-spacing="false" fo:line-height="115%"/>
      <style:text-properties fo:font-variant="normal" fo:text-transform="none" fo:color="#000000" style:font-name="Calibri" fo:font-size="11pt" fo:letter-spacing="normal" fo:language="pt" fo:country="BR" fo:font-style="normal" fo:font-weight="normal" officeooo:rsid="0002fbf6" officeooo:paragraph-rsid="000488d6" style:font-size-asian="11pt" style:font-style-asian="normal" style:font-weight-asian="normal"/>
    </style:style>
    <style:style style:name="P9" style:family="paragraph" style:parent-style-name="Standard" style:master-page-name="Standard">
      <style:paragraph-properties fo:margin-top="0cm" fo:margin-bottom="0.353cm" loext:contextual-spacing="false" fo:line-height="115%" style:page-number="auto"/>
      <style:text-properties style:font-name="Calibri" fo:font-size="11pt" fo:language="pt" fo:country="BR" style:font-size-asian="11pt"/>
    </style:style>
    <style:style style:name="P10" style:family="paragraph" style:parent-style-name="Standard">
      <style:paragraph-properties fo:margin-top="0cm" fo:margin-bottom="0.353cm" loext:contextual-spacing="false" fo:line-height="115%"/>
      <style:text-properties officeooo:paragraph-rsid="000488d6"/>
    </style:style>
    <style:style style:name="T1" style:family="text">
      <style:text-properties style:font-name="Calibri" fo:font-size="11pt" fo:language="pt" fo:country="BR" style:font-size-asian="11pt"/>
    </style:style>
    <style:style style:name="T2" style:family="text">
      <style:text-properties style:font-name="Calibri" fo:font-size="11pt" fo:language="pt" fo:country="BR" fo:font-style="italic" style:font-size-asian="11pt" style:font-style-asian="italic"/>
    </style:style>
    <style:style style:name="T3" style:family="text">
      <style:text-properties style:font-name="Calibri" fo:font-size="11pt" fo:language="pt" fo:country="BR" fo:font-style="italic" fo:font-weight="normal" style:font-size-asian="11pt" style:font-style-asian="italic" style:font-weight-asian="normal"/>
    </style:style>
    <style:style style:name="T4" style:family="text">
      <style:text-properties style:font-name="Calibri" fo:font-size="11pt" fo:language="pt" fo:country="BR" fo:font-style="normal" style:font-size-asian="11pt" style:font-style-asian="normal"/>
    </style:style>
    <style:style style:name="T5" style:family="text">
      <style:text-properties style:font-name="Calibri" fo:font-size="11pt" fo:language="pt" fo:country="BR" fo:font-style="normal" fo:font-weight="normal" style:font-size-asian="11pt" style:font-style-asian="normal" style:font-weight-asian="normal"/>
    </style:style>
    <style:style style:name="T6" style:family="text">
      <style:text-properties fo:color="#ff0000" style:font-name="Calibri" fo:font-size="11pt" fo:language="pt" fo:country="BR" fo:font-style="normal" fo:font-weight="normal" style:font-size-asian="11pt" style:font-style-asian="normal" style:font-weight-asian="normal"/>
    </style:style>
    <style:style style:name="T7" style:family="text">
      <style:text-properties fo:color="#ff0000" style:font-name="Calibri" fo:font-size="11pt" fo:language="pt" fo:country="BR" fo:font-style="normal" fo:font-weight="normal" officeooo:rsid="00068332" style:font-size-asian="11pt" style:font-style-asian="normal" style:font-weight-asian="normal"/>
    </style:style>
    <style:style style:name="T8" style:family="text">
      <style:text-properties fo:color="#ff0000" style:font-name="Calibri" fo:font-size="11pt" fo:language="pt" fo:country="BR" fo:font-style="italic" fo:font-weight="normal" style:font-size-asian="11pt" style:font-style-asian="italic" style:font-weight-asian="normal"/>
    </style:style>
    <style:style style:name="T9" style:family="text">
      <style:text-properties fo:color="#000000" style:font-name="Calibri" fo:font-size="11pt" fo:language="pt" fo:country="BR" fo:font-style="normal" fo:font-weight="normal" style:font-size-asian="11pt" style:font-style-asian="normal" style:font-weight-asian="normal"/>
    </style:style>
    <style:style style:name="T10" style:family="text">
      <style:text-properties fo:color="#000000" style:font-name="Calibri" fo:font-size="11pt" fo:language="pt" fo:country="BR" fo:font-style="normal" fo:font-weight="normal" officeooo:rsid="0002fbf6" style:font-size-asian="11pt" style:font-style-asian="normal" style:font-weight-asian="normal"/>
    </style:style>
    <style:style style:name="T11" style:family="text">
      <style:text-properties fo:color="#000000" style:font-name="Calibri" fo:font-size="11pt" fo:language="pt" fo:country="BR" fo:font-style="normal" fo:font-weight="normal" officeooo:rsid="0001c751" style:font-size-asian="11pt" style:font-style-asian="normal" style:font-weight-asian="normal"/>
    </style:style>
    <style:style style:name="T12" style:family="text">
      <style:text-properties fo:color="#000000" style:font-name="Calibri" fo:font-size="11pt" fo:language="pt" fo:country="BR" fo:font-style="normal" fo:font-weight="normal" officeooo:rsid="00068332" style:font-size-asian="11pt" style:font-style-asian="normal" style:font-weight-asian="normal"/>
    </style:style>
    <style:style style:name="T13" style:family="text">
      <style:text-properties fo:color="#000000" style:font-name="Calibri" fo:font-size="11pt" fo:language="pt" fo:country="BR" fo:font-style="italic" fo:font-weight="normal" style:font-size-asian="11pt" style:font-style-asian="italic" style:font-weight-asian="normal"/>
    </style:style>
    <style:style style:name="T14" style:family="text">
      <style:text-properties fo:font-variant="normal" fo:text-transform="none" fo:color="#a3a3a3" style:font-name="Roboto" fo:font-size="10.5pt" fo:letter-spacing="normal" fo:font-style="normal" fo:font-weight="bold"/>
    </style:style>
    <style:style style:name="T15" style:family="text">
      <style:text-properties fo:font-variant="normal" fo:text-transform="none" fo:color="#a3a3a3" style:font-name="Roboto" fo:font-size="10.5pt" fo:letter-spacing="normal" fo:font-style="normal" fo:font-weight="normal"/>
    </style:style>
    <style:style style:name="T16" style:family="text">
      <style:text-properties fo:font-variant="normal" fo:text-transform="none" style:font-name="Roboto" fo:font-size="10.5pt" fo:letter-spacing="normal" fo:font-style="normal" fo:font-weight="bold"/>
    </style:style>
    <style:style style:name="T17" style:family="text">
      <style:text-properties fo:font-variant="normal" fo:text-transform="none" style:font-name="Roboto" fo:font-size="10.5pt" fo:letter-spacing="normal" fo:font-style="normal" fo:font-weight="normal"/>
    </style:style>
    <style:style style:name="T18" style:family="text">
      <style:text-properties fo:font-variant="normal" fo:text-transform="none" fo:color="#000000" style:font-name="Roboto" fo:font-size="10.5pt" fo:letter-spacing="normal" fo:font-style="normal" fo:font-weight="bold"/>
    </style:style>
    <style:style style:name="T19" style:family="text">
      <style:text-properties fo:font-variant="normal" fo:text-transform="none" fo:color="#000000" style:font-name="Roboto"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11"/>TERMOS E CONDIÇÕES DE USO</text:p>
      <text:p text:style-name="P2"><text:span text:style-name="T1">Bem vindo ao </text:span><text:span text:style-name="T2">OFRETE</text:span><text:span text:style-name="T4">, um aplicativo mobile social que torna possível o compartilhamento de serviços de frete à usuários do mesmo com o intuito de estreitar relações, e assim estabelecer melhores condições de serviço (qualidade, preço, rapidez) à seus usuários e prestadores de serviço.</text:span></text:p>
      <text:p text:style-name="P2"><text:span text:style-name="T4">Este acordo representa o contrato, como um todo, entre você e o </text:span><text:span text:style-name="T2">OFRETE</text:span><text:span text:style-name="T4">, e dessa forma, visitando, tornando-se membro, ou fazendo o download do nosso aplicativo, você concorda, sem restrições, em aceitar os termos e condições de uso abaixo indicados, uma vez que as disposições constantes do presente Termo de Uso vinculam o usuário do aplicativo móvel </text:span><text:span text:style-name="T2">OFRETE</text:span><text:span text:style-name="T4">, externam nossa política de privacidade na divulgação de seu conteúdo e protege o software e a marca, de acordo com as disposições das Leis Federais n. 9.609/98 e 9.279/96.</text:span></text:p>
      <text:p text:style-name="P4">1. <text:s/>Aceite dos termos</text:p>
      <text:p text:style-name="P2"><text:span text:style-name="T5">Ao usar informações, ferramentas, recursos e funcionalidades do </text:span><text:span text:style-name="T3">OFRETE</text:span><text:span text:style-name="T5">, você concorda com este acordo, seja como “visitante” (o que significa que você só navega pelo site do </text:span><text:span text:style-name="T3">OFRETE</text:span><text:span text:style-name="T5">) ou como “membro” (o que significa que você se registrou e criou uma conta no aplicativo </text:span><text:span text:style-name="T3">OFRETE</text:span><text:span text:style-name="T5">). O termo “Você” ou “Usuário” refere-se ao visitante ou membro. O termo “Nós” refere-se ao </text:span><text:span text:style-name="T3">OFRETE</text:span><text:span text:style-name="T5">. Caso deseje se tornar membro, comunicar-se com outros membros e usar este serviço, deve ler este acordo e indicar que o aceita durante o processo de registro.</text:span></text:p>
      <text:p text:style-name="P3">Caso não concorde com Todos os termos, não use este site e não faça download do nosso aplicativo.</text:p>
      <text:p text:style-name="P3">Por favor, revise todos os Termos com cuidado antes de utilizar nosso aplicativo.</text:p>
      <text:p text:style-name="P3">Ao utilizar nosso aplicativo, você concorda em seguir todos os termos e afirma que tem mais de 18 (dezoito) anos.</text:p>
      <text:p text:style-name="P4">2. <text:s/>A Modificação dos termos</text:p>
      <text:p text:style-name="P2"><text:span text:style-name="T5">Os proprietários e/ou mantenedores do aplicativo reservam o direito de modificar este termo de uso e qualquer política que afete ou pertença ao aplicativo </text:span><text:span text:style-name="T3">OFRETE </text:span><text:span text:style-name="T5">a qualquer tempo e independentemente de prévio aviso aos usuários. <text:s/>O uso continuado do aplicativo após a mudança no Termo de uso será considerado como uma aceitação do contrato. Se você não concordar ou não estiver satisfeito com as mudanças no Termo de uso, você deverá cancelar sua conta. Dessa forma, o usuário concorda que periodicamente deve checar as eventuais modificações do Termo de Uso, disponibilizado na página web ou no próprio aplicativo, e, ler as eventuais mensagens que o </text:span><text:span text:style-name="T3">OFRETE </text:span><text:span text:style-name="T5"><text:s/>lhe mandar em relação ao Termo de Uso.</text:span></text:p>
      <text:p text:style-name="P4">3. <text:s/>Os serviços</text:p>
      <text:p text:style-name="P2"><text:span text:style-name="T5">Os Serviços integram uma plataforma de tecnologia que permite aos(às) Usuários(as) de </text:span><text:soft-page-break/><text:span text:style-name="T5">aplicativos móveis ou sítios de Internet do </text:span><text:span text:style-name="T3">OFRETE</text:span><text:span text:style-name="T5">, fornecidos como parte dos Serviços (cada qual um “Aplicativo”), providenciar e programar Serviços de transporte e/ou logística com terceiros provedores independentes desses Serviços, inclusive terceiros fornecedores independentes de transporte e terceiros fornecedores independentes de logística mediante contrato com o </text:span><text:span text:style-name="T3">OFRETE </text:span><text:span text:style-name="T5">(“Prestadores Terceiros”). A menos que diversamente acordado pelo </text:span><text:span text:style-name="T3">OFRETE </text:span><text:span text:style-name="T5"><text:s/>em contrato escrito em separado firmado com você, os Serviços são disponibilizados para seu uso pessoal e não comercial. VOCÊ RECONHECE QUE O </text:span><text:span text:style-name="T3">OFRETE </text:span><text:span text:style-name="T5"><text:s/>NÃO PRESTA SERVIÇOS DE TRANSPORTE OU LOGÍSTICA, NEM FUNCIONA COMO TRANSPORTADORA, E QUE TODOS ESSES SERVIÇOS DE TRANSPORTE OU LOGÍSTICA SÃO PRESTADOS POR PRESTADORES TERCEIROS INDEPENDENTES QUE NÃO SÃO EMPREGADOS(AS) E NEM REPRESENTANTES DO </text:span><text:span text:style-name="T3">OFRETE</text:span><text:span text:style-name="T5">.</text:span></text:p>
      <text:p text:style-name="P3"/>
      <text:p text:style-name="P4">3.1 Licença</text:p>
      <text:p text:style-name="P2"><text:span text:style-name="T5">Sujeito ao cumprimento destes Termos, o </text:span><text:span text:style-name="T3">OFRETE</text:span><text:span text:style-name="T5"> outorga a você uma licença limitada, não exclusiva, não passível de sublicença, revogável e não transferível para: (i) acesso e uso dos Aplicativos em seu dispositivo pessoal, exclusivamente para o seu uso dos Serviços; e (ii) acesso e uso de qualquer conteúdo, informação e material correlato que possa ser disponibilizado por meio dos Serviços, em cada caso, para seu uso pessoal, nunca comercial. Quaisquer direitos não expressamente outorgados por estes Termos são reservados à o </text:span><text:span text:style-name="T3">OFRETE.</text:span></text:p>
      <text:p text:style-name="P3"/>
      <text:p text:style-name="P4">3.2 Restrições</text:p>
      <text:p text:style-name="P2"><text:span text:style-name="T5">Você não poderá: (i) remover qualquer aviso de direito autoral, direito de marca ou outro aviso de direito de propriedade de qualquer parte dos Serviços; (ii) reproduzir, modificar, preparar obras derivadas, distribuir, licenciar, locar, vender, revender, transferir, exibir, veicular, transmitir ou, de qualquer outro modo, explorar os Serviços, exceto da forma expressamente permitida pelo </text:span><text:span text:style-name="T3">OFRETE</text:span><text:span text:style-name="T5"> ; (iii) decompilar, realizar engenharia reversa ou desmontar os Serviços, exceto conforme permitido pela legislação aplicável; (iv) conectar, espelhar ou recortar qualquer parte dos Serviços; (v) fazer ou lançar quaisquer programas ou scripts com a finalidade de fazer scraping, indexação, pesquisa ou qualquer outra forma de obtenção de dados de qualquer parte dos Serviços, ou de sobrecarregar ou prejudicar indevidamente a operação e/ou funcionalidade de qualquer aspecto dos Serviços; ou (vi) tentar obter acesso não autorizado aos Serviços ou prejudicar qualquer aspecto dos Serviços ou seus sistemas ou redes correlatas</text:span></text:p>
      <text:p text:style-name="P4">3.3 Titularidade</text:p>
      <text:p text:style-name="P2"><text:span text:style-name="T5">Os Serviços e todos os direitos sobre eles são e permanecerão de propriedade do </text:span><text:span text:style-name="T3">OFRETE</text:span><text:span text:style-name="T5"> , ou de suas respectivas licenciadoras, conforme o caso. Estes Termos e o uso dos Serviços não lhe outorgam nem lhe conferem qualquer direito: (i) sobre os Serviços, exceto pela licença limitada concedida acima; ou (ii) de usar ou, de qualquer modo, fazer referência a nomes societários, </text:span><text:soft-page-break/><text:span text:style-name="T5">logotipos, nomes de produtos ou de Serviços, marcas comerciais ou marcas de serviço do </text:span><text:span text:style-name="T3">OFRETE </text:span><text:span text:style-name="T5">ou de qualquer licenciadora do </text:span><text:span text:style-name="T3">OFRETE</text:span><text:span text:style-name="T5">.</text:span></text:p>
      <text:p text:style-name="P4">4. <text:s/>A política de uso</text:p>
      <text:p text:style-name="P3">Não utilize indevidamente os nossos serviços, de modo que é apenas permitido ao usuário do aplicativo valer-se do que lhe é disponibilizado e dentro das condutas que não são vedadas pela Lei brasileira. Haverá a possibilidade de suspensão ou cancelamento da prestação do serviço ao usuário que descumprir nossos termos ou políticas ou se estivermos investigando casos de suspeita de má conduta. Nesses casos, todas as condições adicionais do serviço, tal como a entrega dos prêmios oferecidos ficará prejudicada.</text:p>
      <text:p text:style-name="P3">A comercialização do serviço caberá apenas ao seu desenvolvedor ou distribuidor autorizado. Ao efetuar o download do aplicativo e concordar com o presente Termo de Uso, o usuário receberá uma licença do proprietário para uso não comercial do serviço, o que em nenhuma hipótese o tornará proprietário do mesmo. Não há limitação de acesso ao software.</text:p>
      <text:p text:style-name="P4">4.1 Contas de Usuários</text:p>
      <text:p text:style-name="P2"><text:span text:style-name="T5">Para utilizar grande parte dos Serviços, você deve registrar-se e manter uma conta pessoal de usuário de Serviços (“Conta”). Você deve ter pelo menos 18 anos ou a maioridade exigida por lei em seu foro (se for diferente de 18 anos) para abrir uma Conta. Registro de Conta exige que você apresente ao </text:span><text:span text:style-name="T3">OFRETE</text:span><text:span text:style-name="T5"> certas informações pessoais, tais como seu nome, endereço, número de telefone celular e idade, assim como pelo menos um método de pagamento válido (cartão de crédito ou parceiro de pagamento aceito). Você concorda em manter informações corretas, completas e atualizadas em sua Conta. Se você não mantiver informações corretas, completas e atualizadas em sua Conta, inclusive se o método de pagamento informado for inválido ou expirado, você poderá ficar impossibilitado(a) de acessar e usar os Serviços ou o </text:span><text:span text:style-name="T3">OFRETE</text:span><text:span text:style-name="T5"> poderá resolver estes Termos. Você é responsável por todas as atividades realizadas na sua Conta e concorda em manter sempre a segurança e o sigilo do nome de usuário e senha da sua Conta. A menos que diversamente permitido pelo </text:span><text:span text:style-name="T3">OFRETE </text:span><text:span text:style-name="T5"><text:s/>por escrito, você poderá manter apenas uma Conta.</text:span></text:p>
      <text:p text:style-name="P4">4.2 Conteúdo fornecido pelo(a) Usuário(a)</text:p>
      <text:p text:style-name="P2"><text:span text:style-name="T5">O </text:span><text:span text:style-name="T3">OFRETE</text:span><text:span text:style-name="T5"> <text:s/>poderá, a seu exclusivo critério, permitir que você ou qualquer pessoa apresente, carregue, publique ou, de qualquer modo, disponibilize para o </text:span><text:span text:style-name="T3">OFRETE</text:span><text:span text:style-name="T5"> <text:s/>por meio dos Serviços, conteúdo e informações de texto, áudio ou vídeo, inclusive comentários e feedbacks relacionados aos Serviços, iniciação de solicitação de suporte e registro em concursos e promoções (“Conteúdo de Usuário(a)"). Qualquer Conteúdo de Usuário(a) fornecido por você permanece de sua propriedade. Contudo, ao fornecer Conteúdo de Usuário(a) para o </text:span><text:span text:style-name="T3">OFRETE</text:span><text:span text:style-name="T5"> , você outorga ao </text:span><text:span text:style-name="T3">OFRETE</text:span><text:span text:style-name="T5"> <text:s/>e suas afiliadas uma licença em nível mundial, perpétua, irrevogável, transferível, isenta de royalties, e com direito a sublicenciar, usar, copiar, modificar, criar obras derivadas, distribuir, publicar, exibir, executar em público e, de qualquer outro modo, explorar </text:span><text:soft-page-break/><text:span text:style-name="T5">esse Conteúdo de Usuário(a) em todos os formatos e canais de distribuição hoje conhecidos ou desenvolvidos no futuro (inclusive em conexão com os Serviços e com os negócios do </text:span><text:span text:style-name="T3">OFRETE</text:span><text:span text:style-name="T5"> <text:s/>e em sites e Serviços de terceiros), sem ulterior aviso a você ou seu consentimento, e sem necessidade de pagamento a você ou a qualquer outra pessoa ou entidade.</text:span></text:p>
      <text:p text:style-name="P2"><text:span text:style-name="T5">Você declara e garante que: (i) é o(a) único(a) e exclusivo(a) proprietário(a) de todo Conteúdo de Usuário(a) ou tem todos os direitos, licenças, consentimentos e liberações necessários para outorgar ao </text:span><text:span text:style-name="T3">OFRETE</text:span><text:span text:style-name="T5"> a licença sobre o Conteúdo de Usuário(a) acima referido; e (ii) nem o Conteúdo de Usuário(a) nem sua apresentação, carregamento, publicação ou outra forma de disponibilização desse Conteúdo de Usuário(a) tampouco o uso do Conteúdo de Usuário(a) pelo </text:span><text:span text:style-name="T3">OFRETE</text:span><text:span text:style-name="T5"> <text:s/>da forma aqui permitida infringirá, constituirá apropriação indevida nem violará propriedade intelectual ou direito de propriedade de terceiros(a), nem direitos de publicidade ou privacidade e também não resultarão na violação de qualquer lei ou regulamento aplicável.</text:span></text:p>
      <text:p text:style-name="P2"><text:span text:style-name="T5">Você concorda em não fornecer Conteúdo de Usuário(a) que seja difamatório, calunioso, injurioso, violento, obsceno, pornográfico, ilegal ou de qualquer modo ofensivo, conforme apuração do </text:span><text:span text:style-name="T3">OFRETE</text:span><text:span text:style-name="T5"> a seu critério exclusivo, seja ou não esse material protegido por lei. O </text:span><text:span text:style-name="T3">OFRETE</text:span><text:span text:style-name="T5"> poderá, mas não está obrigado a, analisar, monitorar ou remover Conteúdo de Usuário(a), a critério exclusivo do </text:span><text:span text:style-name="T3">OFRETE</text:span><text:span text:style-name="T5"> , a qualquer momento e por qualquer motivo, sem nenhum aviso a você.</text:span></text:p>
      <text:p text:style-name="P4">4.3 Acesso à Rede e Equipamentos</text:p>
      <text:p text:style-name="P2"><text:span text:style-name="T5">Você é responsável por obter o acesso a rede de dados necessário para usar os Serviços. As taxas e encargos de sua rede de dados e mensagens poderão se aplicar se você acessar ou usar os Serviços de um dispositivo sem fio e você será responsável por essas taxas e encargos. Você é responsável por adquirir e atualizar os equipamentos e dispositivos necessários para acessar e usar os Serviços e Aplicativos e quaisquer de suas atualizações. O </text:span><text:span text:style-name="T3">OFRETE</text:span><text:span text:style-name="T5"> <text:s/>NÃO GARANTE QUE OS SERVIÇOS, OU QUALQUER PARTE DELES, FUNCIONARÃO EM QUALQUER EQUIPAMENTO OU DISPOSITIVO EM PARTICULAR. Além disso, os Serviços poderão estar sujeitos a mau funcionamento e atrasos inerentes ao uso da Internet e de comunicações eletrônicas.</text:span></text:p>
      <text:p text:style-name="P4">5. Pagamento</text:p>
      <text:p text:style-name="P2"><text:span text:style-name="T5">Você entende que os serviços ou bens que você receber de um Prestador Terceiro, contratados por meio dos Serviços, poderão ser cobrados (“Preço”). Após você ter recebido serviços ou bens obtidos por meio do uso do Serviço, o </text:span><text:span text:style-name="T3">OFRETE</text:span><text:span text:style-name="T5"> facilitará o pagamento do respectivo Preço em nome do Prestador Terceiro na qualidade de agente limitado de cobrança desse Prestador Terceiro. O pagamento do Preço feito dessa maneira será considerado pagamento feito diretamente por você ao Prestador Terceiro. O preço incluirá todos os impostos exigidos por lei. O preço pago por você é final e não reembolsável, a menos que diversamente determinado pelo </text:span><text:span text:style-name="T3">OFRETE</text:span><text:span text:style-name="T5">. Você tem o direito de solicitar uma redução no Preço ao Prestador Terceiro por serviços ou bens recebidos desse Prestador Terceiro no momento em que receber esses serviços ou bens. O </text:span><text:span text:style-name="T3">OFRETE </text:span><text:span text:style-name="T5"><text:s/>responderá de acordo com qualquer solicitação de Prestador Terceiro para modificar </text:span><text:soft-page-break/><text:span text:style-name="T5">o Preço de um serviço ou bem em particular. Na máxima extensão permitida pela lei aplicável, o </text:span><text:span text:style-name="T3">OFRETE</text:span><text:span text:style-name="T5"> reserva o direito de limitar os Preços cobrados em espécie. Uma vez limitado o valor a ser pago em espécie, você deverá disponibilizar um método alternativo de pagamento.</text:span></text:p>
      <text:p text:style-name="P3"/>
      <text:p text:style-name="P2"><text:span text:style-name="T9">O preço total é devido e deve ser pago imediatamente após </text:span><text:span text:style-name="T12">a solicitação do</text:span><text:span text:style-name="T9"> serviço; o pagamento será facilitado pelo </text:span><text:span text:style-name="T13">OFRETE</text:span><text:span text:style-name="T9"> mediante o método de pagamento indicado na sua Conta, após o que o </text:span><text:span text:style-name="T13">OFRETE</text:span><text:span text:style-name="T9"> enviará um recibo por e-mail. Se for verificado que o método de pagamento indicado na Conta expirou, é inválido ou não pode ser cobrado, você concorda que o </text:span><text:span text:style-name="T13">OFRETE</text:span><text:span text:style-name="T9"> poderá, na qualidade de agente limitado de cobrança do Prestador Terceiro, usar um método secundário de cobrança na Conta, se houver.</text:span></text:p>
      <text:p text:style-name="P5"/>
      <text:p text:style-name="P2"><text:span text:style-name="T9">Na relação entre você e o </text:span><text:span text:style-name="T13">OFRETE</text:span><text:span text:style-name="T9">, o </text:span><text:span text:style-name="T13">OFRETE </text:span><text:span text:style-name="T9">reserva-se o direito de estabelecer, remover e/ou revisar o Preço relativo a todos os serviços ou bens obtidos por meio do uso dos Serviços a qualquer momento, a critério exclusivo do </text:span><text:span text:style-name="T13">OFRETE</text:span><text:span text:style-name="T9">. Ademais, você reconhece e concorda que o Preço aplicável em certas áreas geográficas poderã (i) incluir tarifas, taxas, impostos e/ou contribuições governamentais devidas em seu nome, inclusive, tarifas de pedágios, conforme a rota tomada pelo Prestador Terceiro e legislação aplicável, e, (ii) aumentar substancialmente quando a oferta de serviços por parte dos Prestadores Terceiros for menor do que a demanda por referidos serviços. durante horários de pico. O pagamento de taxas, impostos e/ou contribuições governamentais, serão de sua responsabilidade e você reembolsará o Prestador Terceiro e/ou </text:span><text:span text:style-name="T13">OFRETE </text:span><text:span text:style-name="T9"><text:s/>por todas tarifas, taxas, impostos e/ou contribuições governamentais pagas em seu nome. O </text:span><text:span text:style-name="T13">OFRETE </text:span><text:span text:style-name="T9">envidará esforços razoáveis para informá-lo dos Preços que poderão se aplicar, sendo certo que você será responsável pelo pagamento dos Preços lançados em sua Conta independentemente de estar ciente desses Preços ou de seus valores. O </text:span><text:span text:style-name="T13">OFRETE</text:span><text:span text:style-name="T9"> poderá, a qualquer momento, fornecer a certos(as) usuários(as) ofertas e descontos promocionais que poderão resultar em valores diferentes cobrados por Serviços iguais ou similares a outros obtidos por meio do uso dos Serviços, e você concorda que essas ofertas e descontos promocionais, a menos que também oferecidos a você, não terão influência sobre os Preços aplicados. Você poderá optar por cancelar sua solicitação de serviços ou bens de um Prestador Terceiro a qualquer momento antes da chegada desse Prestador Terceiro, caso em que poderá incidir uma taxa de cancelamento.</text:span></text:p>
      <text:p text:style-name="P5"/>
      <text:p text:style-name="P2"><text:span text:style-name="T9">Esta estrutura de pagamento se destina a remunerar integralmente os Prestadores Terceiros pelos serviços ou bens disponibilizados. O </text:span><text:span text:style-name="T13">OFRETE</text:span><text:span text:style-name="T9"> não indica nenhuma parcela do pagamento como gorjeta ou gratificação aos Prestadores Terceiros. Qualquer declaração do </text:span><text:span text:style-name="T13">OFRETE</text:span><text:span text:style-name="T9"> (no website do </text:span><text:span text:style-name="T13">OFRETE</text:span><text:span text:style-name="T9">, no Aplicativo ou nos materiais de marketing do </text:span><text:span text:style-name="T13">OFRETE</text:span><text:span text:style-name="T9">) de que as gorjetas são “voluntárias”, “não obrigatórias” e/ou “não incluídas” no pagamento que você faz pelos serviços ou bens prestados não pretende sugerir que o </text:span><text:span text:style-name="T13">OFRETE </text:span><text:span text:style-name="T9">oferece valores adicionais </text:span><text:soft-page-break/><text:span text:style-name="T9">àqueles descritos acima aos Prestadores Terceiros. Você compreende e concorda que, embora você seja livre para fazer pagamentos adicionais como gorjeta a quaisquer Prestadores Terceiros que forneça serviços ou bens por meio dos Serviços, você não tem obrigação de fazê-lo. Gorjetas são de caráter voluntário. Após ter recebido os serviços ou bens obtidos por meio dos Serviços, você terá a oportunidade de avaliar sua experiência e fazer comentários adicionais sobre o Prestador Terceiro.</text:span></text:p>
      <text:p text:style-name="P7">5.1 Taxa de reparos ou limpeza.</text:p>
      <text:p text:style-name="P2"><text:span text:style-name="T9">Você será responsável pelos custos de reparos a danos ou pela limpeza de veículos de Prestadores Terceiros resultantes do uso dos Serviços através da sua Conta que excedam os danos naturais decorrentes do uso (“Reparos ou Limpeza”). Caso um Prestador Terceiro relate a necessidade de Reparos ou Limpeza e essa solicitação de Reparos ou Limpeza seja confirmada pelo </text:span><text:span text:style-name="T13">OFRETE</text:span><text:span text:style-name="T9">, a critério razoável do </text:span><text:span text:style-name="T13">OFRETE</text:span><text:span text:style-name="T9">, o </text:span><text:span text:style-name="T13">OFRETE</text:span><text:span text:style-name="T9"> reserva-se o direito de facilitar o pagamento desses Reparos ou Limpeza em nome do Prestador Terceiro usando o método de pagamento indicado em sua Conta. Referidos valores serão transferidos pelo </text:span><text:span text:style-name="T13">OFRETE</text:span><text:span text:style-name="T9"> ao respectivo Prestador Terceiro e não serão reembolsáveis.</text:span></text:p>
      <text:p text:style-name="P7">5.2 Recusa de Garantia; Limitação de responsabilidade; Indenização.</text:p>
      <text:p text:style-name="P5"/>
      <text:p text:style-name="P5">RECUSA DE GARANTIA.</text:p>
      <text:p text:style-name="P5"/>
      <text:p text:style-name="P2"><text:span text:style-name="T9">OS SERVIÇOS SÃO PRESTADOS “NO ESTADO” E “COMO DISPONÍVEIS”. O </text:span><text:span text:style-name="T13">OFRETE</text:span><text:span text:style-name="T9"> RECUSA TODAS AS DECLARAÇÕES E GARANTIAS, EXPRESSAS, IMPLÍCITAS OU LEGAIS, NÃO EXPRESSAMENTE CONTIDAS NESTES TERMOS, INCLUSIVE AS GARANTIAS IMPLÍCITAS DE COMERCIALIZAÇÃO, ADEQUAÇÃO A UMA FINALIDADE ESPECÍFICA E NÃO INFRINGÊNCIA. ADEMAIS, O </text:span><text:span text:style-name="T13">OFRETE</text:span><text:span text:style-name="T9"> NÃO FAZ NENHUMA DECLARAÇÃO NEM DÁ GARANTIA SOBRE A CONFIABILIDADE, PONTUALIDADE, QUALIDADE, ADEQUAÇÃO OU DISPONIBILIDADE DOS SERVIÇOS OU DE QUAISQUER SERVIÇOS OU BENS SOLICITADOS POR MEIO DO USO DOS SERVIÇOS, NEM QUE OS SERVIÇOS SERÃO ININTERRUPTOS OU LIVRES DE ERROS. O </text:span><text:span text:style-name="T13">OFRETE</text:span><text:span text:style-name="T9"> NÃO GARANTE A QUALIDADE, ADEQUAÇÃO, SEGURANÇA OU HABILIDADE DE PRESTADORES TERCEIROS. VOCÊ CONCORDA QUE TODO O RISCO DECORRENTE DO USO DOS SERVIÇOS E DE QUALQUER SERVIÇO OU BEM SOLICITADO POR MEIO DA TECNOLOGIA SERÁ SEMPRE SEU NA MÁXIMA MEDIDA PERMITIDA PELA LEI APLICÁVEL.</text:span></text:p>
      <text:p text:style-name="P5"/>
      <text:p text:style-name="P5">LIMITAÇÃO DE RESPONSABILIDADE.</text:p>
      <text:p text:style-name="P5"/>
      <text:p text:style-name="P2"><text:span text:style-name="T9">O </text:span><text:span text:style-name="T13">OFRETE </text:span><text:span text:style-name="T9"><text:s/>NÃO SERÁ RESPONSÁVEL POR DANOS INDIRETOS, INCIDENTAIS, ESPECIAIS, </text:span><text:soft-page-break/><text:span text:style-name="T9">PUNITIVOS OU EMERGENTES, INCLUSIVE LUCROS CESSANTES, PERDA DE DADOS, DANOS MORAIS OU PATRIMONIAIS RELACIONADOS, ASSOCIADOS OU DECORRENTES DE QUALQUER USO DOS SERVIÇOS AINDA QUE O </text:span><text:span text:style-name="T13">OFRETE </text:span><text:span text:style-name="T9"><text:s/>TENHA SIDO ALERTADA PARA A POSSIBILIDADE DESSES DANOS. O </text:span><text:span text:style-name="T13">OFRETE</text:span><text:span text:style-name="T9"> NÃO SERÁ RESPONSÁVEL POR NENHUM DANO, OBRIGAÇÃO OU PREJUÍZO DECORRENTE DO: (i) SEU USO DOS SERVIÇOS OU SUA INCAPACIDADE DE ACESSAR OU USAR OS SERVIÇOS; OU (ii) QUALQUER OPERAÇÃO OU RELACIONAMENTO ENTRE VOCÊ E QUALQUER PRESTADOR TERCEIRO, AINDA QUE O </text:span><text:span text:style-name="T13">OFRETE</text:span><text:span text:style-name="T9"> TENHA SIDO ALERTADA PARA A POSSIBILIDADE DESSES DANOS. O </text:span><text:span text:style-name="T13">OFRETE</text:span><text:span text:style-name="T9"> NÃO SERÁ RESPONSÁVEL POR ATRASOS OU FALHAS DECORRENTES DE CAUSAS FORA DO CONTROLE RAZOÁVEL DO </text:span><text:span text:style-name="T13">OFRETE</text:span><text:span text:style-name="T9">.</text:span></text:p>
      <text:p text:style-name="P5"/>
      <text:p text:style-name="P2"><text:span text:style-name="T9">OS SERVIÇOS DO </text:span><text:span text:style-name="T13">OFRETE</text:span><text:span text:style-name="T9"> PODERÃO SER USADOS POR VOCÊ PARA SOLICITAR E PROGRAMAR SERVIÇOS DE TRANSPORTE, BENS OU LOGÍSTICA PRESTADOS POR PRESTADORES TERCEIROS, MAS VOCÊ CONCORDA QUE O </text:span><text:span text:style-name="T13">OFRETE </text:span><text:span text:style-name="T9">NÃO TEM RESPONSABILIDADE EM RELAÇÃO A VOCÊ, POR CONTA DE QUALQUER SERVIÇO DE TRANSPORTE, BENS OU LOGÍSTICA REALIZADOS POR PRESTADORES TERCEIROS, SALVO SE EXPRESSAMENTE ESTABELECIDA NESTES TERMOS. COMO CONSEQUÊNCIA, O </text:span><text:span text:style-name="T13">OFRETE </text:span><text:span text:style-name="T9"><text:s/>NÃO TEM QUALQUER RESPONSABILIDADE POR ROTAS ADOTADAS POR PRESTADORES TERCEIROS OU POR QUAISQUER ITENS PERDIDOS NOS VEÍCULOS DE PRESTADORES TERCEIROS.</text:span></text:p>
      <text:p text:style-name="P5"/>
      <text:p text:style-name="P5">AS LIMITAÇÕES E RECUSA DE GARANTIAS CONTIDAS NESTA CLÁUSULA 5 NÃO POSSUEM O OBJETIVO DE LIMITAR RESPONSABILIDADES OU ALTERAR DIREITOS DE CONSUMIDOR QUE DE ACORDO COM A LEI APLICÁVEL NÃO PODEM SER LIMITADOS OU ALTERADOS.</text:p>
      <text:p text:style-name="P5"/>
      <text:p text:style-name="P5">INDENIZAÇÃO.</text:p>
      <text:p text:style-name="P5"/>
      <text:p text:style-name="P2"><text:span text:style-name="T9">Você concorda em indenizar e manter o </text:span><text:span text:style-name="T13">OFRETE</text:span><text:span text:style-name="T9">, seus diretores(as), conselheiros(as), empregados(as) e agentes isentos(as) de responsabilidade por todas e quaisquer reclamações, cobranças, prejuízos, responsabilidades e despesas (inclusive honorários advocatícios) decorrentes ou relacionados: (i) ao uso dos Serviços, de serviços ou bens obtidos por meio do uso dos Serviços; (ii) descumprimento ou violação de qualquer disposição destes Termos; (iii) o uso, pelo </text:span><text:span text:style-name="T13">OFRETE</text:span><text:span text:style-name="T9">, do Conteúdo de Usuário(a); ou (iv) violação dos direitos de terceiros, inclusive Prestadores Terceiros.</text:span></text:p>
      <text:p text:style-name="P5"/>
      <text:p text:style-name="P7">6. Legislação Aplicável; Jurisdição.</text:p>
      <text:p text:style-name="P5"><text:soft-page-break/></text:p>
      <text:p text:style-name="P5">Estes Termos serão regidos e interpretados exclusivamente de acordo com as leis do Brasil. Qualquer reclamação, conflito ou controvérsia que surgir deste contrato ou a ele relacionada, inclusive que diga respeito a sua validade, interpretação ou exequibilidade, será solucionada exclusivamente pelos tribunais do foro de seu domicílio.</text:p>
      <text:p text:style-name="P7">7. <text:s/>Proteção à marca</text:p>
      <text:p text:style-name="P2"><text:span text:style-name="T9">O nome </text:span><text:span text:style-name="T13">OFRETE</text:span><text:span text:style-name="T9"> e logotipo são marcas registradas, e não podem ser copiadas, imitadas ou utilizadas, no todo ou em parte, sem a permissão prévia por escrito do </text:span><text:span text:style-name="T13">OFRETE</text:span><text:span text:style-name="T9">, exceto quando de acordo com eventual estipulação contratual permissiva. Além disso, todos os cabeçalhos, gráficos personalizados, ícones e scripts são marcas comerciais do </text:span><text:span text:style-name="T13">OFRETE</text:span><text:span text:style-name="T9">, e não podem ser copiadas, imitadas ou utilizadas, no todo ou em parte, sem permissão prévia por escrito do </text:span><text:span text:style-name="T13">OFRETE</text:span><text:span text:style-name="T9">.</text:span></text:p>
      <text:p text:style-name="P7">8. Foro para dirimir controvérsias</text:p>
      <text:p text:style-name="P5">A competência para o conhecimento, processamento ou julgamento de qualquer feito judicial, administrativo ou extra-judicial será o foro da comarca de Vila Velha, no Espírito Santo, Brasil, renunciando a parte contrária a qualquer outro, por mais privilegiado seja.</text:p>
      <text:p text:style-name="P2"><text:span text:style-name="T9">Se você ainda possui alguma dúvida sobre a forma de utilização de nosso produto ou sobre o nosso termo de uso ou nossa política de privacidade e seus direitos e deveres perante o </text:span><text:span text:style-name="T13">OFRETE</text:span><text:span text:style-name="T9">, gentileza enviar um e-mail para contato@Ofrete.com.br Ficaremos felizes com o seu contato.</text:span></text:p>
      <text:p text:style-name="P5"/>
      <text:p text:style-name="P5"/>
      <text:p text:style-name="P6">Nosso aplicativo mobile social é um mediador entre o prestador de serviços terceiro e o cliente da atividade. No caso trabalharemos com fretes, carretos, e entregas de malotes. Muito parecido com as novas tecnologias que têm surgido como; Uber, Easytaxi, Cabfy, porém direcionado apenas aos serviços citados acima. </text:p>
      <text:p text:style-name="P10"><text:span text:style-name="T11">O site é um “progressive app”, podendo assim ser reconhecido de duas formas; site, e aplicativo. Nossa tecnologia faz o rastreio de encomendas, torna visível a localização do entregador pelo GPS do cliente, e tem um sistema de avaliação ao final do serviço prestado que </text:span><text:span text:style-name="T10">poderá excluir o prestador terceiro caso tenha uma reincidência de notas baixas e reclamações do mesmo. <text:s text:c="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Calibri, 'Myriad Pro', Ubuntu, Tahoma, Helvetica,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8T15:47:51.186000000</dc:date>
    <meta:editing-duration>PT9M24S</meta:editing-duration>
    <meta:editing-cycles>3</meta:editing-cycles>
    <meta:generator>LibreOffice/5.1.6.2$Windows_x86 LibreOffice_project/07ac168c60a517dba0f0d7bc7540f5afa45f0909</meta:generator>
    <meta:document-statistic meta:table-count="0" meta:image-count="0" meta:object-count="0" meta:page-count="8" meta:paragraph-count="54" meta:word-count="3238" meta:character-count="21073" meta:non-whitespace-character-count="17844"/>
  </office:meta>
</office:document-meta>
</file>